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 table:number-rows-repeated="104801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1">00/00/0000</text:date>, <text:time style:data-style-name="N2" text:time-value="12:07:56.0899268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1-02-01T12:08:50.111787365</dc:date>
    <dc:creator>Jesus Castagnetto</dc:creator>
    <meta:editing-duration>P4DT17H12M1S</meta:editing-duration>
    <meta:editing-cycles>373</meta:editing-cycles>
    <meta:generator>LibreOffice/6.4.6.2$Linux_X86_64 LibreOffice_project/40$Build-2</meta:generator>
    <meta:document-statistic meta:table-count="1" meta:cell-count="4059" meta:object-count="0"/>
  </office:meta>
</office:document-meta>
</file>